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Computer-aided Design of Bio-inspired Nanoporous Silica Materi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3" draw:layer="layout" svg:width="25.199cm" svg:height="3.506cm" svg:x="1.4cm" svg:y="0.837cm" presentation:class="title">
          <draw:text-box>
            <text:p>Silica-surfactant material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3">
              <text:list-item>
                <text:p>In nature:</text:p>
              </text:list-item>
            </text:list>
          </draw:text-box>
        </draw:frame>
        <draw:frame presentation:style-name="pr4" draw:layer="layout" svg:width="12.297cm" svg:height="5.809cm" svg:x="1.4cm" svg:y="11.276cm" presentation:class="outline">
          <draw:text-box>
            <text:list text:style-name="L3">
              <text:list-item>
                <text:p>Synthetic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MSU-V </text:p>
                <text:list>
                  <text:list-item>
                    <text:p><text:span text:style-name="T1">1,2-Bolaamphiphile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Self-Assembly structure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Interaction with Silica precurs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Molecular simulation</text:p>
          </draw:text-box>
        </draw:frame>
        <draw:frame presentation:style-name="pr5" draw:text-style-name="P2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Molecular Dynamics</text:span></text:p>
                <text:p text:style-name="P2"><text:span text:style-name="T2"/></text:p>
              </text:list-item>
            </text:list>
          </draw:text-box>
        </draw:frame>
        <draw:frame presentation:style-name="pr5" draw:text-style-name="P2" draw:layer="layout" svg:width="12.297cm" svg:height="12.179cm" svg:x="14.313cm" svg:y="4.914cm" presentation:class="outline">
          <draw:text-box>
            <text:list text:style-name="L3">
              <text:list-item>
                <text:p text:style-name="P2"><text:span text:style-name="T2">Monte Carlo Simul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draw:frame presentation:style-name="pr6" draw:layer="layout" svg:width="25.199cm" svg:height="3.506cm" svg:x="1.4cm" svg:y="0.837cm" presentation:class="title">
          <draw:text-box>
            <text:p>Coarse-graining 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3">
              <text:list-item>
                <text:p>What is coarse-grain?</text:p>
              </text:list-item>
            </text:list>
          </draw:text-box>
        </draw:frame>
        <draw:frame presentation:style-name="pr4" draw:layer="layout" svg:width="12.297cm" svg:height="5.809cm" svg:x="1.4cm" svg:y="11.276cm" presentation:class="outline" presentation:user-transformed="true">
          <draw:text-box>
            <text:list text:style-name="L3">
              <text:list-item>
                <text:p><text:span text:style-name="T3">Atomistic simulation</text:span><text:span text:style-name="T1"> </text:span><text:s text:c="16"/>x <text:s text:c="18"/><text:span text:style-name="T3">Computational limits</text:span> 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Multi-Scaling simul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draw:frame presentation:style-name="pr6" draw:layer="layout" svg:width="25.199cm" svg:height="3.506cm" svg:x="1.4cm" svg:y="0.837cm" presentation:class="title">
          <draw:text-box>
            <text:p>MagiC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3">
              <text:list-item>
                <text:p>Boltzmann inversion</text:p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3">
              <text:list-item>
                <text:p>Inverse Monte Carlo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Systematic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2">
        <draw:frame presentation:style-name="pr6" draw:layer="layout" svg:width="25.199cm" svg:height="3.506cm" svg:x="1.4cm" svg:y="0.837cm" presentation:class="title">
          <draw:text-box>
            <text:p>Atomistic Model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(Models image)</text:p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3">
              <text:list-item>
                <text:p>Concentration</text:p>
              </text:list-item>
              <text:list-item>
                <text:p>pH</text:p>
              </text:list-item>
              <text:list-item>
                <text:p>Equilibrium Structure</text:p>
              </text:list-item>
            </text:list>
          </draw:text-box>
        </draw:frame>
        <draw:frame presentation:style-name="pr4" draw:layer="layout" svg:width="12.297cm" svg:height="5.809cm" svg:x="14.313cm" svg:y="11.276cm" presentation:class="outline">
          <draw:text-box>
            <text:list text:style-name="L3">
              <text:list-item>
                <text:p>Standardized simulations</text:p>
                <text:list>
                  <text:list-item>
                    <text:p><text:span text:style-name="T1">NPT</text:span></text:p>
                  </text:list-item>
                  <text:list-item>
                    <text:p><text:span text:style-name="T1">Over 100 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CG Modelling: Bead Size and Concentration 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Multiple Models</text:p>
                <text:list>
                  <text:list-item>
                    <text:p>Model 1:</text:p>
                  </text:list-item>
                  <text:list-item>
                    <text:p>Model 2: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3">
              <text:list-item>
                <text:p text:style-name="P2"><text:span text:style-name="T2">Multiple Concentrations</text:span></text:p>
                <text:list>
                  <text:list-item>
                    <text:p><text:span text:style-name="T2">Low</text:span></text:p>
                  </text:list-item>
                  <text:list-item>
                    <text:p><text:span text:style-name="T2">Medium</text:span></text:p>
                  </text:list-item>
                  <text:list-item>
                    <text:p><text:span text:style-name="T2">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CG Modelling: Charged Systems 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New Techniques for process efficiency</text:p>
                <text:list>
                  <text:list-item>
                    <text:p><text:span text:style-name="T1">Simplified model</text:span></text:p>
                  </text:list-item>
                  <text:list-item>
                    <text:p><text:span text:style-name="T1">Multi-states reference</text:span></text:p>
                  </text:list-item>
                  <text:list-item>
                    <text:p><text:span text:style-name="T1">Changes on MagiC inputs</text:span> <text:s/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<text:span text:style-name="T2">Influence of Electrostatic forces</text:span></text:p>
                <text:list>
                  <text:list-item>
                    <text:p><text:span text:style-name="T1">Integrated Electrostatics</text:span></text:p>
                  </text:list-item>
                  <text:list-item>
                    <text:p><text:span text:style-name="T1">Short range Electrostatics</text:span></text:p>
                  </text:list-item>
                  <text:list-item>
                    <text:p><text:span text:style-name="T1">Long range Electrosta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CG Modelling: Silica introductio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Ionic silica with neutral surfactant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Ionic silica with singly charged surfact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(general conclusion)</text:p>
              </text:list-item>
              <text:list-item>
                <text:p>(still need to think)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Ideas for the future</text:p>
                <text:list>
                  <text:list-item>
                    <text:p>Artificial CG model</text:p>
                  </text:list-item>
                  <text:list-item>
                    <text:p>Multi-state IBI</text:p>
                  </text:list-item>
                  <text:list-item>
                    <text:p>More focus in pH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6:15:47.496948575</meta:creation-date>
    <dc:date>2015-08-05T03:39:29.429515648</dc:date>
    <meta:editing-duration>PT3M36S</meta:editing-duration>
    <meta:editing-cycles>1</meta:editing-cycles>
    <meta:document-statistic meta:object-count="73"/>
    <meta:generator>LibreOffice/4.2.8.2$Linux_X86_64 LibreOffice_project/420m0$Build-2</meta:generator>
  </office:meta>
</office:document-meta>
</file>